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scadingIOException.CascadingIOException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cadingIOException.extraInfo( Throwable 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ascadingIOException.printStackTrace( PrintWriter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scadingIOException.CascadingIO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cadingIOException.printStackTr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scadingIO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cadingIOException.printStackTrace( PrintStream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scadingIOException.CascadingIOException(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scadingIOExcep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